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af78" officeooo:paragraph-rsid="000aaf78"/>
    </style:style>
    <style:style style:name="P2" style:family="paragraph" style:parent-style-name="Standard">
      <style:text-properties officeooo:rsid="000c73ce" officeooo:paragraph-rsid="000c73ce"/>
    </style:style>
    <style:style style:name="P3" style:family="paragraph" style:parent-style-name="Standard">
      <style:text-properties officeooo:rsid="000edfa5" officeooo:paragraph-rsid="000edfa5"/>
    </style:style>
    <style:style style:name="P4" style:family="paragraph" style:parent-style-name="Standard">
      <style:paragraph-properties fo:margin-top="0cm" fo:margin-bottom="0.282cm" style:contextual-spacing="false" fo:text-align="start" style:justify-single-word="false"/>
      <style:text-properties officeooo:rsid="00129233" officeooo:paragraph-rsid="0014661d"/>
    </style:style>
    <style:style style:name="P5" style:family="paragraph" style:parent-style-name="Standard">
      <style:paragraph-properties fo:margin-top="0cm" fo:margin-bottom="0.282cm" style:contextual-spacing="false" fo:text-align="start" style:justify-single-word="false"/>
      <style:text-properties officeooo:rsid="00157fd8" officeooo:paragraph-rsid="00157fd8"/>
    </style:style>
    <style:style style:name="P6" style:family="paragraph" style:parent-style-name="Standard">
      <style:text-properties officeooo:paragraph-rsid="00196f28"/>
    </style:style>
    <style:style style:name="P7" style:family="paragraph" style:parent-style-name="Standard">
      <style:text-properties officeooo:rsid="001a3ee8" officeooo:paragraph-rsid="001a3ee8"/>
    </style:style>
    <style:style style:name="P8" style:family="paragraph" style:parent-style-name="Standard">
      <style:paragraph-properties fo:margin-top="0cm" fo:margin-bottom="0.282cm" style:contextual-spacing="false" fo:text-align="start" style:justify-single-word="false"/>
      <style:text-properties officeooo:rsid="001a96ed" officeooo:paragraph-rsid="001a96ed"/>
    </style:style>
    <style:style style:name="P9" style:family="paragraph" style:parent-style-name="Standard">
      <style:paragraph-properties fo:margin-top="0cm" fo:margin-bottom="0.282cm" style:contextual-spacing="false" fo:text-align="start" style:justify-single-word="false"/>
      <style:text-properties officeooo:rsid="001a96ed" officeooo:paragraph-rsid="002c9334"/>
    </style:style>
    <style:style style:name="P10" style:family="paragraph" style:parent-style-name="Standard">
      <style:paragraph-properties fo:margin-top="0cm" fo:margin-bottom="0.282cm" style:contextual-spacing="false" fo:text-align="start" style:justify-single-word="false"/>
      <style:text-properties officeooo:rsid="001a96ed" officeooo:paragraph-rsid="00307124"/>
    </style:style>
    <style:style style:name="P11" style:family="paragraph" style:parent-style-name="Standard">
      <style:paragraph-properties fo:margin-top="0cm" fo:margin-bottom="0.282cm" style:contextual-spacing="false" fo:text-align="start" style:justify-single-word="false"/>
      <style:text-properties officeooo:rsid="001da38d" officeooo:paragraph-rsid="001da38d"/>
    </style:style>
    <style:style style:name="P12" style:family="paragraph" style:parent-style-name="Standard">
      <style:paragraph-properties fo:margin-top="0cm" fo:margin-bottom="0.282cm" style:contextual-spacing="false" fo:text-align="start" style:justify-single-word="false"/>
      <style:text-properties officeooo:rsid="00251ab3" officeooo:paragraph-rsid="00251ab3"/>
    </style:style>
    <style:style style:name="P13" style:family="paragraph" style:parent-style-name="Standard">
      <style:paragraph-properties fo:margin-top="0cm" fo:margin-bottom="0.282cm" style:contextual-spacing="false" fo:text-align="start" style:justify-single-word="false"/>
      <style:text-properties officeooo:rsid="00251ab3" officeooo:paragraph-rsid="00270147"/>
    </style:style>
    <style:style style:name="P14" style:family="paragraph" style:parent-style-name="Standard">
      <style:paragraph-properties fo:margin-top="0cm" fo:margin-bottom="0.282cm" style:contextual-spacing="false" fo:text-align="start" style:justify-single-word="false"/>
      <style:text-properties officeooo:rsid="00270147" officeooo:paragraph-rsid="0028129c"/>
    </style:style>
    <style:style style:name="P15" style:family="paragraph" style:parent-style-name="Standard">
      <style:paragraph-properties fo:margin-top="0cm" fo:margin-bottom="0.282cm" style:contextual-spacing="false" fo:text-align="start" style:justify-single-word="false"/>
      <style:text-properties officeooo:rsid="00274f54" officeooo:paragraph-rsid="0028e967"/>
    </style:style>
    <style:style style:name="P16" style:family="paragraph" style:parent-style-name="Standard">
      <style:paragraph-properties fo:margin-top="0cm" fo:margin-bottom="0.282cm" style:contextual-spacing="false" fo:text-align="start" style:justify-single-word="false"/>
      <style:text-properties officeooo:rsid="0028129c" officeooo:paragraph-rsid="0028129c"/>
    </style:style>
    <style:style style:name="P17" style:family="paragraph" style:parent-style-name="Standard">
      <style:paragraph-properties fo:margin-top="0cm" fo:margin-bottom="0.282cm" style:contextual-spacing="false" fo:text-align="start" style:justify-single-word="false"/>
      <style:text-properties officeooo:rsid="0028e967" officeooo:paragraph-rsid="0028e967"/>
    </style:style>
    <style:style style:name="P18" style:family="paragraph" style:parent-style-name="Standard">
      <style:paragraph-properties fo:margin-top="0cm" fo:margin-bottom="0.282cm" style:contextual-spacing="false" fo:text-align="start" style:justify-single-word="false"/>
      <style:text-properties officeooo:rsid="00298340" officeooo:paragraph-rsid="00298340"/>
    </style:style>
    <style:style style:name="T1" style:family="text">
      <style:text-properties officeooo:rsid="000d0d72"/>
    </style:style>
    <style:style style:name="T2" style:family="text">
      <style:text-properties officeooo:rsid="000ead1c"/>
    </style:style>
    <style:style style:name="T3" style:family="text">
      <style:text-properties officeooo:rsid="000edfa5"/>
    </style:style>
    <style:style style:name="T4" style:family="text">
      <style:text-properties officeooo:rsid="00103545"/>
    </style:style>
    <style:style style:name="T5" style:family="text">
      <style:text-properties officeooo:rsid="0013d1a8"/>
    </style:style>
    <style:style style:name="T6" style:family="text">
      <style:text-properties officeooo:rsid="0014661d"/>
    </style:style>
    <style:style style:name="T7" style:family="text">
      <style:text-properties officeooo:rsid="00146ad8"/>
    </style:style>
    <style:style style:name="T8" style:family="text">
      <style:text-properties officeooo:rsid="0015bba7"/>
    </style:style>
    <style:style style:name="T9" style:family="text">
      <style:text-properties officeooo:rsid="00176551"/>
    </style:style>
    <style:style style:name="T10" style:family="text">
      <style:text-properties officeooo:rsid="0017a344"/>
    </style:style>
    <style:style style:name="T11" style:family="text">
      <style:text-properties officeooo:rsid="0017bc25"/>
    </style:style>
    <style:style style:name="T12" style:family="text">
      <style:text-properties officeooo:rsid="0017e101"/>
    </style:style>
    <style:style style:name="T13" style:family="text">
      <style:text-properties officeooo:rsid="00196f28"/>
    </style:style>
    <style:style style:name="T14" style:family="text">
      <style:text-properties officeooo:rsid="001a4e6f"/>
    </style:style>
    <style:style style:name="T15" style:family="text">
      <style:text-properties officeooo:rsid="001a5e3e"/>
    </style:style>
    <style:style style:name="T16" style:family="text">
      <style:text-properties officeooo:rsid="001d7720"/>
    </style:style>
    <style:style style:name="T17" style:family="text">
      <style:text-properties officeooo:rsid="001d99c3"/>
    </style:style>
    <style:style style:name="T18" style:family="text">
      <style:text-properties officeooo:rsid="001f06d9"/>
    </style:style>
    <style:style style:name="T19" style:family="text">
      <style:text-properties officeooo:rsid="0020c415"/>
    </style:style>
    <style:style style:name="T20" style:family="text">
      <style:text-properties officeooo:rsid="00274f54"/>
    </style:style>
    <style:style style:name="T21" style:family="text">
      <style:text-properties officeooo:rsid="0028e967"/>
    </style:style>
    <style:style style:name="T22" style:family="text">
      <style:text-properties officeooo:rsid="002d8a90"/>
    </style:style>
    <style:style style:name="T23" style:family="text">
      <style:text-properties officeooo:rsid="002f6227"/>
    </style:style>
    <style:style style:name="T24" style:family="text">
      <style:text-properties officeooo:rsid="0030712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7">The performance of any real-time control system is only as good as the hardware it runs on. <text:span text:style-name="T14">Reliably fast processing</text:span> <text:span text:style-name="T14">is critical not only to enable high frequency sampling but also to reduce noise created by jitter. If samples are not evenly spaced </text:span><text:span text:style-name="T15">in time</text:span><text:span text:style-name="T14">, calculations on the rate of change of signals will be inaccurate.</text:span></text:p>
      <text:p text:style-name="P1"/>
      <text:p text:style-name="P2">Field Programmable Gate Arrays (FPGAs) are a key tool in control and data acquisition due to their performance and reconfigurability. <text:span text:style-name="T1">Direct hardware access means high levels of control over timing, which m</text:span><text:span text:style-name="T11">eans</text:span><text:span text:style-name="T1"> a fast and deterministic control loop. Reconfigurability makes rapid prototyping possible and </text:span><text:span text:style-name="T2">allows the FPGA to be updated for compatibility with different connected peripherals.</text:span></text:p>
      <text:p text:style-name="P2"/>
      <text:p text:style-name="P6"><text:span text:style-name="T3">The cost of this performance is complexity. </text:span><text:span text:style-name="T12">Designers need to specifically engineer functionality that is packaged into other <text:s/>tools and made </text:span><text:span text:style-name="T13">simple through abstraction</text:span><text:span text:style-name="T12">. </text:span><text:span text:style-name="T13">Their parallel nature makes FPGA programming sufficiently different to programming a processor that many more common programming skills are not transferable.</text:span><text:span text:style-name="T12"> </text:span><text:span text:style-name="T13">Uliana, D. et al. (2013) state that “m</text:span>ost non-engineer domain experts lack the skills needed<text:span text:style-name="T13">” to create efficient and robust designs.</text:span></text:p>
      <text:p text:style-name="P3"/>
      <text:p text:style-name="P3">Pynq toolchain. Python interface for FPGA designs. <text:span text:style-name="T4">Python widely spoken &lt;user number!&gt;, lots of resources, like natural language. </text:span><text:span text:style-name="T8">The framework makes it possible for Python programmers to read and write registers on a connected FPGA. It also allows for pre-compiled designs called bitstreams to be loaded onto the FPGA without using FPGA-specific tools. This g</text:span><text:span text:style-name="T9">ives non-specialist users the ability to customise FPGA designs using code written by in-house or community specialists.</text:span></text:p>
      <text:p text:style-name="P3"/>
      <text:p text:style-name="P4">The performance of FPGAs “make them especially suitable [as an interface to] an ultra-high speed ADC” (Sisterna, C. et al, 2011). <text:span text:style-name="T5">Analogue to Digital Conversion is necessary to convert analogue signals from a plant so they are compatible with a digital controller. </text:span><text:span text:style-name="T6">Despite being “a common engineering challenge” (Analog Devices, 2019), it is work that developers </text:span><text:span text:style-name="T10">frequently</text:span><text:span text:style-name="T6"> repeat. </text:span></text:p>
      <text:p text:style-name="P4"><text:span text:style-name="T6">ADCs have a wide range of different parameters that mean they need distinct interfaces. ADCs have a variety of interface styles “depending on the application and speed”(Gupta, S. and Kumar, S, 2018). While these interfaces are sometimes standardised “data transfer interfaces such as SPI, I2C, UART” (Suresh, A., 2024), </text:span><text:span text:style-name="T7">some</text:span><text:span text:style-name="T6"> use specialised interfaces such as parallel D</text:span><text:span text:style-name="T7">ouble </text:span><text:span text:style-name="T6">D</text:span><text:span text:style-name="T7">ata </text:span><text:span text:style-name="T6">R</text:span><text:span text:style-name="T7">ate</text:span><text:span text:style-name="T6">, JESD204 and SPORT.</text:span></text:p>
      <text:p text:style-name="P9">A method of abstracting away the varying outputs of ADCs would simplify integration into projects. <text:s/>Designers would no longer need to study exactly how to operate each new model from datasheets. Non-specialists would be able to swap out the ADCs of a project without re-writing and compiling the FPGA design. </text:p>
      <text:p text:style-name="P10"><text:span text:style-name="T16">Market research reveals several universal inputs to ADCs – these are signal conditioning circuits to match the input to the ADC’s operating range – but nothing to set the output to a format readable by devices later in the loop. </text:span><text:span text:style-name="T23">There are general purpose methods of handling common serial communication protocols such as I2C and SPI in FPGAs, and these could serve as an interface to a large share of available ADCs. For example, </text:span><text:span text:style-name="T24">dedicated Microblaze soft processors can handle SPI and I2C communications (Naidu, T. and Solanki, D., 2022). Microblaze drivers designed to handle these communication protocols are freely available.</text:span></text:p>
      <text:p text:style-name="P10"><text:span text:style-name="T17">This project aims to explore the feasibility of </text:span><text:span text:style-name="T24">an interface in which partial reconfiguration is leveraged for compatibility with all ADCs, without rebuilding the FPGA design. </text:span><text:span text:style-name="T22">When the idea was proposed to the PYNQ community forum, a moderator commented that “there is value in such a project” (Ruiz, M., <text:s/>2025).</text:span></text:p>
      <text:p text:style-name="P11"><text:soft-page-break/>The universal interface will be developed on a PYNQ Z1 development board. It features an ARM processor embedded onto the FPGA which is capable of reprogramming parts of the FPGA design. The design will feature an AXI stream <text:span text:style-name="T18">capable of moving data</text:span> from the Programmable Logic (PL) to the Processing System (PS) <text:span text:style-name="T18">via Direct Memory Access (DMA)</text:span>. <text:span text:style-name="T18">The input to the AXI stream will be data from an ADC. The interface to this ADC will be settable via a Python user interface running <text:s/>on the PS, which reprograms part of the FPGA design to include the selected interface through partial reconfiguration. </text:span><text:span text:style-name="T19">The same Python interface shall then acquire and process the ADC data.</text:span></text:p>
      <text:p text:style-name="P11"/>
      <text:p text:style-name="P12">Aims and Objectives</text:p>
      <text:p text:style-name="P13">This project aims to produce a universal ADC interface in order to test the feasibility of such a device. <text:span text:style-name="T20">By following the design process through from the beginning any unforeseen obstacles will be uncovered.</text:span></text:p>
      <text:p text:style-name="P18">To do this, the following objectives will be met:</text:p>
      <text:p text:style-name="P15"><text:span text:style-name="T21">Create an interface</text:span> capable of swapping between at least two ADC interface standards.</text:p>
      <text:p text:style-name="P17">Develop a Python user interface to be able to set the model of ADC in use.</text:p>
      <text:p text:style-name="P17">Identify any factors that could limit the type and number of ADCs compatible with this system.</text:p>
      <text:p text:style-name="P16"><text:span text:style-name="T21">Analyse scalability</text:span> to predict the effect of adding compatibility with hundreds of different models of ADC.</text:p>
      <text:p text:style-name="P17">Evaluate the ease of use of the system to a developer with no prior experience of FPGA tools. </text:p>
      <text:p text:style-name="P14"/>
      <text:p text:style-name="P8"/>
      <text:p text:style-name="P8"/>
      <text:p text:style-name="P8"/>
      <text:p text:style-name="P8"/>
      <text:p text:style-name="P8"/>
      <text:p text:style-name="P8"/>
      <text:p text:style-name="P5"><text:a xlink:type="simple" xlink:href="https://ieeexplore.ieee.org/abstract/document/6683952" text:style-name="Internet_20_link" text:visited-style-name="Visited_20_Internet_20_Link">https://ieeexplore.ieee.org/abstract/document/6683952</text:a></text:p>
      <text:p text:style-name="P5"/>
      <text:p text:style-name="P5"><text:a xlink:type="simple" xlink:href="https://www.monolithicpower.com/en/learning/mpscholar/analog-to-digital-converters/adc-interfaces-and-power-management/adc-output-interfaces?srsltid=AfmBOoqakkq7Gg6HpWljsgYFGfSmHp3RitZO986Fpz1Izll7U0kCJt-t" text:style-name="Internet_20_link" text:visited-style-name="Visited_20_Internet_20_Link">https://www.monolithicpower.com/en/learning/mpscholar/analog-to-digital-converters/adc-interfaces-and-power-management/adc-output-interfaces?srsltid=AfmBOoqakkq7Gg6HpWljsgYFGfSmHp3RitZO986Fpz1Izll7U0kCJt-t</text:a> <text:span text:style-name="T15">(if not already in there?)</text:span></text:p>
      <text:p text:style-name="P5"/>
      <text:p text:style-name="P5">https://www.ti.com/lit/ug/sbau412a/sbau412a.pdf</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8T20:53:59.744424379</meta:creation-date>
    <meta:generator>LibreOffice/7.3.7.2$Linux_X86_64 LibreOffice_project/30$Build-2</meta:generator>
    <dc:date>2025-03-10T11:16:28.212275411</dc:date>
    <meta:editing-duration>PT2H6M37S</meta:editing-duration>
    <meta:editing-cycles>28</meta:editing-cycles>
    <meta:document-statistic meta:table-count="0" meta:image-count="0" meta:object-count="0" meta:page-count="2" meta:paragraph-count="21" meta:word-count="814" meta:character-count="5418" meta:non-whitespace-character-count="4616"/>
  </office:meta>
</office:document-meta>
</file>